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a4c0" officeooo:paragraph-rsid="001ca4c0"/>
    </style:style>
    <style:style style:name="P2" style:family="paragraph" style:parent-style-name="Standard">
      <style:text-properties officeooo:rsid="001d3e7f" officeooo:paragraph-rsid="001d3e7f"/>
    </style:style>
    <style:style style:name="P3" style:family="paragraph" style:parent-style-name="Standard">
      <style:text-properties officeooo:rsid="00202a83" officeooo:paragraph-rsid="00202a83"/>
    </style:style>
    <style:style style:name="T1" style:family="text">
      <style:text-properties fo:color="#ff3333"/>
    </style:style>
    <style:style style:name="T2" style:family="text">
      <style:text-properties fo:color="#ff3333" fo:background-color="transparent" loext:char-shading-value="0"/>
    </style:style>
    <style:style style:name="T3" style:family="text">
      <style:text-properties fo:color="#33ff99"/>
    </style:style>
    <style:style style:name="T4" style:family="text">
      <style:text-properties fo:background-color="#ffff66" loext:char-shading-value="0"/>
    </style:style>
    <style:style style:name="T5" style:family="text">
      <style:text-properties fo:background-color="#cc66ff" loext:char-shading-value="0"/>
    </style:style>
    <style:style style:name="T6" style:family="text">
      <style:text-properties fo:font-variant="normal" fo:text-transform="none" fo:color="#000000" style:font-name="Times New Roman" fo:font-size="14pt" fo:letter-spacing="normal" fo:font-style="normal" fo:font-weight="normal" officeooo:rsid="00202a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in process before appl1():</text:p>
      <text:p text:style-name="P1">Base of the stack : Address - 0x0EFD8FBC, Value - 0x00103671</text:p>
      <text:p text:style-name="P1">Top of the stack : Address - 0x0EFD8FE8, Value - 0x0EFD8FFC</text:p>
      <text:p text:style-name="P1"/>
      <text:p text:style-name="P1">2. after appl1() is created before fun1() is called:</text:p>
      <text:p text:style-name="P1">Base of the stack : Address - <text:span text:style-name="T2">0x0EFC8FC8</text:span>, Value - <text:span text:style-name="T4">0x0EFC8FE8</text:span></text:p>
      <text:p text:style-name="P1">Top of the stack : Address - <text:span text:style-name="T3">0x0EFC8FFC</text:span>, Value - <text:span text:style-name="T5">0x0A0AAAA9</text:span></text:p>
      <text:p text:style-name="P1"/>
      <text:p text:style-name="P1">3. after appl1() calls fun1() and before fun1() returns:</text:p>
      <text:p text:style-name="P1">Base of the stack : Address - 0x0EFC8FA8, Value - 0x00000000</text:p>
      <text:p text:style-name="P1">Top of the stack : Address - <text:span text:style-name="T3">0x0EFC8FFC</text:span>, Value - <text:span text:style-name="T5">0x0A0AAAA9</text:span></text:p>
      <text:p text:style-name="P1"/>
      <text:p text:style-name="P1">fun1: (a)13 + (b)21 = 34</text:p>
      <text:p text:style-name="P1">4. after appl1() calls fun1() and after fun1() has returned:</text:p>
      <text:p text:style-name="P1">Base of the stack : Address - <text:span text:style-name="T1">0x0EFC8FC8</text:span>, Value - <text:span text:style-name="T4">0x0EFC8FE8</text:span></text:p>
      <text:p text:style-name="P1">Top of the stack : Address - <text:span text:style-name="T3">0x0EFC8FFC</text:span>, Value - <text:span text:style-name="T5">0x0A0AAAA9</text:span></text:p>
      <text:p text:style-name="P1"/>
      <text:p text:style-name="P1">appl1: func result is 34</text:p>
      <text:p text:style-name="P1"/>
      <text:p text:style-name="P2">Create():</text:p>
      <text:p text:style-name="P1">After Color code all the same address and value, we can clearly see that after creating appl1() and before resuming, the run-time stack in the main process got pushed with new values, and the top of the stack become smaller and stack base does not change. That is because create() system call pushes in the new process arguments and registers info into runtime stack. So we can clearly see that after creating the app() process, runtime stack will get the arguments of new app() and ready for the context switch.</text:p>
      <text:p text:style-name="P1"/>
      <text:p text:style-name="P2">Resume():</text:p>
      <text:p text:style-name="P2">after resume(), the new runtime stack’s context is switched to the new process, so the new stack base is different from before. Furthermore, before and after fun() is called, stack base remains the same, its only different when fun() is called but havent been returned. New Stack base remembers where is came from so that it can return to where it was. <text:s/>We can clearly see the context switch different between new process call and new function call.</text:p>
      <text:p text:style-name="P2"/>
      <text:p text:style-name="P2">Memory:</text:p>
      <text:p text:style-name="P2">After fun is returned, we can see the stack become smaller, that is because the memory is freed since app is returning.</text:p>
      <text:p text:style-name="P2"/>
      <text:p text:style-name="P3">5.</text:p>
      <text:p text:style-name="P3">Attack strategy:</text:p>
      <text:p text:style-name="P3"/>
      <text:p text:style-name="P3">Impac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21:51:10.852960228</meta:creation-date>
    <dc:date>2018-02-11T23:07:16.016348873</dc:date>
    <meta:editing-duration>PT44M53S</meta:editing-duration>
    <meta:editing-cycles>2</meta:editing-cycles>
    <meta:generator>LibreOffice/5.1.6.2$Linux_X86_64 LibreOffice_project/10m0$Build-2</meta:generator>
    <meta:document-statistic meta:table-count="0" meta:image-count="0" meta:object-count="0" meta:page-count="1" meta:paragraph-count="23" meta:word-count="328" meta:character-count="1852" meta:non-whitespace-character-count="1546"/>
  </office:meta>
</office:document-meta>
</file>